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start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4"/>
          <table:table-cell table:style-name="ce7"/>
          <table:table-cell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4">
            <text:p>-1,4</text:p>
          </table:table-cell>
          <table:table-cell table:number-columns-repeated="2"/>
        </table:table-row>
        <table:table-row table:style-name="ro3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.6">
            <text:p>-1,6</text:p>
          </table:table-cell>
          <table:table-cell/>
          <table:table-cell office:value-type="string">
            <text:p>Рус. Трен.</text:p>
          </table:table-cell>
        </table:table-row>
        <table:table-row table:style-name="ro3">
          <table:table-cell table:style-name="ce3" office:value-type="float" office:value="2500">
            <text:p>25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3">
            <text:p>0,3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0.3">
            <text:p>-0,3</text:p>
          </table:table-cell>
          <table:table-cell table:number-columns-repeated="2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4">
            <text:p>0,4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>
            <draw:frame table:end-cell-address="Лист1.L31" table:end-x="2.05cm" table:end-y="0.12cm" draw:z-index="0" draw:style-name="gr1" svg:width="10.829cm" svg:height="8.999cm" svg:x="0.237cm" svg:y="0.153cm">
              <draw:object draw:notify-on-update-of-ranges="Лист1.A3:Лист1.A3 Лист1.A4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Лист1.R31" table:end-x="0.14cm" table:end-y="0.332cm" draw:z-index="1" draw:style-name="gr1" svg:width="13.347cm" svg:height="8.999cm" svg:x="0.715cm" svg:y="0.365cm">
              <draw:object draw:notify-on-update-of-ranges="Лист1.A3:Лист1.A8 Лист1.N4:Лист1.N4 Лист1.L3:Лист1.L8 Лист1.N5:Лист1.N5 Лист1.L32:Лист1.L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0">
          <table:table-cell table:number-columns-repeated="14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table:formula="of:=AVERAGE([.B32:.K32])" office:value-type="float" office:value="-1.7">
            <text:p>-1,7</text:p>
          </table:table-cell>
          <table:table-cell table:number-columns-repeated="2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-3">
            <text:p>-3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1.8">
            <text:p>-1,8</text:p>
          </table:table-cell>
          <table:table-cell table:number-columns-repeated="2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5">
            <text:p>0,5</text:p>
          </table:table-cell>
          <table:table-cell table:number-columns-repeated="2"/>
        </table:table-row>
        <table:table-row table:style-name="ro2">
          <table:table-cell table:style-name="ce3" office:value-type="float" office:value="4000">
            <text:p>400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number-columns-repeated="2"/>
        </table:table-row>
        <table:table-row table:style-name="ro2">
          <table:table-cell table:style-name="ce3" office:value-type="float" office:value="5000">
            <text:p>500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34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34:49.60</dc:date>
    <meta:editing-duration>PT11M47S</meta:editing-duration>
    <meta:editing-cycles>4</meta:editing-cycles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3cm" svg:height="9cm" xlink:href=".." xlink:type="simple" chart:class="chart:line" chart:style-name="ch1">
        <chart:title svg:x="0.622cm" svg:y="0.316cm" chart:style-name="ch2">
          <text:p>Скалярное квантование; Рус. тест; Рус. трен.</text:p>
        </chart:title>
        <chart:plot-area chart:style-name="ch3" table:cell-range-address="Лист1.A3:Лист1.A8 Лист1.L3:Лист1.L8" chart:data-source-has-labels="both" svg:x="1.254cm" svg:y="1.635cm" svg:width="9.144cm" svg:height="6.177cm">
          <chartooo:coordinate-region svg:x="2.087cm" svg:y="1.848cm" svg:width="8.311cm" svg:height="5.752cm"/>
          <chart:axis chart:dimension="x" chart:name="primary-x" chart:style-name="ch4">
            <chart:title svg:x="3.282cm" svg:y="7.993cm" chart:style-name="ch5">
              <text:p>Вносимая битовая скрость, бит/с</text:p>
            </chart:title>
            <chart:categories table:cell-range-address="Лист1.A4:Лист1.A8"/>
            <chart:grid chart:style-name="ch6" chart:class="major"/>
          </chart:axis>
          <chart:axis chart:dimension="y" chart:name="primary-y" chart:style-name="ch4">
            <chart:title svg:x="0.451cm" svg:y="5.243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Лист1.A4:Лист1.A8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48cm" svg:height="9cm" xlink:href=".." xlink:type="simple" chart:class="chart:line" chart:style-name="ch1">
        <chart:title svg:x="2.992cm" svg:y="0.316cm" chart:style-name="ch2">
          <text:p>Скалярное квантование; Рус. тест.</text:p>
        </chart:title>
        <chart:legend chart:legend-position="end" svg:x="10.74cm" svg:y="3.954cm" chart:style-name="ch3"/>
        <chart:plot-area chart:style-name="ch4" table:cell-range-address="Лист1.A3:Лист1.A8 Лист1.N4:Лист1.N5 Лист1.L3:Лист1.L8 Лист1.L32:Лист1.L37" chart:data-source-has-labels="both" svg:x="1.304cm" svg:y="1.635cm" svg:width="8.904cm" svg:height="6.177cm">
          <chartooo:coordinate-region svg:x="2.137cm" svg:y="1.847cm" svg:width="7.699cm" svg:height="5.753cm"/>
          <chart:axis chart:dimension="x" chart:name="primary-x" chart:style-name="ch5">
            <chart:title svg:x="3.212cm" svg:y="7.993cm" chart:style-name="ch6">
              <text:p>Вносимая битовая скрость, бит/с</text:p>
            </chart:title>
            <chart:categories table:cell-range-address="Лист1.A3:Лист1.A8"/>
            <chart:grid chart:style-name="ch7" chart:class="major"/>
          </chart:axis>
          <chart:axis chart:dimension="y" chart:name="primary-y" chart:style-name="ch5">
            <chart:title svg:x="0.451cm" svg:y="5.243cm" chart:style-name="ch8">
              <text:p>CMOS</text:p>
            </chart:title>
            <chart:grid chart:style-name="ch7" chart:class="major"/>
          </chart:axis>
          <chart:series chart:style-name="ch9" chart:values-cell-range-address="Лист1.L3:Лист1.L8" chart:label-cell-address="Лист1.N4:Лист1.N4" chart:class="chart:line">
            <chart:data-point chart:repeated="6"/>
          </chart:series>
          <chart:series chart:style-name="ch10" chart:values-cell-range-address="Лист1.L32:Лист1.L37" chart:label-cell-address="Лист1.N5:Лист1.N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4:Лист1.N4</svg:desc>
                </draw:g>
              </table:table-cell>
              <table:table-cell office:value-type="string">
                <text:p>Англ. Трен.</text:p>
                <draw:g>
                  <svg:desc>Лист1.N5:Лист1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0</text:p>
                <draw:g>
                  <svg:desc>Лист1.A3:Лист1.A8</svg:desc>
                </draw:g>
              </table:table-cell>
              <table:table-cell office:value-type="float" office:value="-1.4">
                <text:p>-1.4</text:p>
                <draw:g>
                  <svg:desc>Лист1.L3:Лист1.L8</svg:desc>
                </draw:g>
              </table:table-cell>
              <table:table-cell office:value-type="float" office:value="-1.7">
                <text:p>-1.7</text:p>
                <draw:g>
                  <svg:desc>Лист1.L32:Лист1.L37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.6">
                <text:p>-1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